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e3a" officeooo:paragraph-rsid="00338d74"/>
    </style:style>
    <style:style style:name="P2" style:family="paragraph" style:parent-style-name="Standard">
      <style:paragraph-properties fo:text-align="start" style:justify-single-word="false"/>
      <style:text-properties officeooo:paragraph-rsid="0031bd81"/>
    </style:style>
    <style:style style:name="P3" style:family="paragraph" style:parent-style-name="Standard">
      <style:paragraph-properties fo:text-align="start" style:justify-single-word="false"/>
      <style:text-properties officeooo:paragraph-rsid="0034912e"/>
    </style:style>
    <style:style style:name="P4" style:family="paragraph" style:parent-style-name="Standard">
      <style:paragraph-properties fo:text-align="start" style:justify-single-word="false"/>
      <style:text-properties officeooo:paragraph-rsid="003d6587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1abe2a" officeooo:paragraph-rsid="001abe2a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abe2a" officeooo:paragraph-rsid="001f332d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abe2a" officeooo:paragraph-rsid="00229fff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abe2a" officeooo:paragraph-rsid="00338d74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abe2a" officeooo:paragraph-rsid="003d6587"/>
    </style:style>
    <style:style style:name="P10" style:family="paragraph" style:parent-style-name="Standard">
      <style:paragraph-properties fo:text-align="start" style:justify-single-word="false"/>
      <style:text-properties style:font-name="Calibri" officeooo:paragraph-rsid="001abe2a"/>
    </style:style>
    <style:style style:name="P11" style:family="paragraph" style:parent-style-name="Standard">
      <style:paragraph-properties fo:text-align="start" style:justify-single-word="false"/>
      <style:text-properties style:font-name="Calibri" officeooo:paragraph-rsid="001f332d"/>
    </style:style>
    <style:style style:name="P12" style:family="paragraph" style:parent-style-name="Standard">
      <style:paragraph-properties fo:text-align="start" style:justify-single-word="false"/>
      <style:text-properties style:font-name="Calibri" officeooo:paragraph-rsid="00229fff"/>
    </style:style>
    <style:style style:name="P13" style:family="paragraph" style:parent-style-name="Standard">
      <style:text-properties style:font-name="Calibri" fo:font-size="12pt" officeooo:paragraph-rsid="00224d50"/>
    </style:style>
    <style:style style:name="P14" style:family="paragraph" style:parent-style-name="Standard">
      <style:text-properties style:font-name="Calibri" fo:font-size="12pt" officeooo:paragraph-rsid="00229fff"/>
    </style:style>
    <style:style style:name="P15" style:family="paragraph" style:parent-style-name="Standard">
      <style:paragraph-properties fo:text-align="center" style:justify-single-word="false"/>
      <style:text-properties style:font-name="Calibri" officeooo:rsid="001ba1a8" officeooo:paragraph-rsid="001f332d"/>
    </style:style>
    <style:style style:name="P16" style:family="paragraph" style:parent-style-name="Standard">
      <style:paragraph-properties fo:text-align="center" style:justify-single-word="false"/>
      <style:text-properties style:font-name="Calibri" officeooo:rsid="001ba1a8" officeooo:paragraph-rsid="001ba1a8"/>
    </style:style>
    <style:style style:name="P17" style:family="paragraph" style:parent-style-name="Standard">
      <style:paragraph-properties fo:text-align="start" style:justify-single-word="false"/>
      <style:text-properties style:font-name="Calibri" officeooo:rsid="001ba1a8" officeooo:paragraph-rsid="001ba1a8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1ba1a8" officeooo:paragraph-rsid="001d7f06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7pt" officeooo:rsid="001ba1a8" officeooo:paragraph-rsid="001ba1a8" style:font-size-asian="17pt" style:font-size-complex="17pt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7pt" officeooo:rsid="001f332d" officeooo:paragraph-rsid="001f332d" style:font-size-asian="17pt" style:font-size-complex="17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7pt" officeooo:rsid="001f332d" officeooo:paragraph-rsid="001f332d" style:font-size-asian="17pt" style:font-size-complex="17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7pt" officeooo:rsid="001a3e3a" officeooo:paragraph-rsid="001a3e3a" style:font-size-asian="17pt" style:font-size-complex="17pt"/>
    </style:style>
    <style:style style:name="P23" style:family="paragraph" style:parent-style-name="Standard">
      <style:paragraph-properties fo:text-align="start" style:justify-single-word="false"/>
      <style:text-properties style:font-name="Calibri" officeooo:rsid="001d7f06" officeooo:paragraph-rsid="001d7f06"/>
    </style:style>
    <style:style style:name="P24" style:family="paragraph" style:parent-style-name="Standard">
      <style:paragraph-properties fo:text-align="start" style:justify-single-word="false"/>
      <style:text-properties style:font-name="Calibri" officeooo:rsid="001f332d" officeooo:paragraph-rsid="001f332d"/>
    </style:style>
    <style:style style:name="P25" style:family="paragraph" style:parent-style-name="Standard">
      <style:paragraph-properties fo:text-align="center" style:justify-single-word="false"/>
      <style:text-properties style:font-name="Calibri" officeooo:rsid="001a3e3a" officeooo:paragraph-rsid="001a3e3a"/>
    </style:style>
    <style:style style:name="P26" style:family="paragraph" style:parent-style-name="Standard">
      <style:paragraph-properties fo:text-align="center" style:justify-single-word="false"/>
      <style:text-properties style:font-name="Calibri" officeooo:rsid="001a3e3a" officeooo:paragraph-rsid="003bdea0"/>
    </style:style>
    <style:style style:name="P27" style:family="paragraph" style:parent-style-name="Standard">
      <style:paragraph-properties fo:text-align="start" style:justify-single-word="false"/>
      <style:text-properties style:font-name="Calibri" officeooo:rsid="001a3e3a" officeooo:paragraph-rsid="001a3e3a"/>
    </style:style>
    <style:style style:name="P28" style:family="paragraph" style:parent-style-name="Standard">
      <style:paragraph-properties fo:text-align="start" style:justify-single-word="false"/>
      <style:text-properties style:font-name="Calibri" officeooo:rsid="001a3e3a" officeooo:paragraph-rsid="001abe2a"/>
    </style:style>
    <style:style style:name="P29" style:family="paragraph" style:parent-style-name="Standard">
      <style:paragraph-properties fo:text-align="start" style:justify-single-word="false"/>
      <style:text-properties style:font-name="Calibri" officeooo:rsid="001a3e3a" officeooo:paragraph-rsid="00338d74"/>
    </style:style>
    <style:style style:name="P30" style:family="paragraph" style:parent-style-name="Standard">
      <style:paragraph-properties fo:text-align="start" style:justify-single-word="false"/>
      <style:text-properties style:font-name="Calibri" officeooo:rsid="001a3e3a" officeooo:paragraph-rsid="003d6587"/>
    </style:style>
    <style:style style:name="P31" style:family="paragraph" style:parent-style-name="Standard">
      <style:paragraph-properties fo:text-align="start" style:justify-single-word="false"/>
      <style:text-properties style:font-name="Calibri" officeooo:rsid="002ec980" officeooo:paragraph-rsid="002ec980"/>
    </style:style>
    <style:style style:name="P32" style:family="paragraph" style:parent-style-name="Standard">
      <style:paragraph-properties fo:text-align="start" style:justify-single-word="false"/>
      <style:text-properties style:font-name="Calibri" officeooo:rsid="00338d74" officeooo:paragraph-rsid="00338d74"/>
    </style:style>
    <style:style style:name="P33" style:family="paragraph" style:parent-style-name="Standard">
      <style:paragraph-properties fo:text-align="start" style:justify-single-word="false"/>
      <style:text-properties style:font-name="Calibri" officeooo:rsid="0031bd81" officeooo:paragraph-rsid="0034912e"/>
    </style:style>
    <style:style style:name="P34" style:family="paragraph" style:parent-style-name="Standard">
      <style:text-properties fo:color="#800000" style:font-name="Calibri" fo:font-size="12pt"/>
    </style:style>
    <style:style style:name="P35" style:family="paragraph" style:parent-style-name="Standard">
      <style:text-properties fo:color="#800000" style:font-name="Calibri" fo:font-size="12pt" officeooo:paragraph-rsid="00224d50"/>
    </style:style>
    <style:style style:name="P36" style:family="paragraph" style:parent-style-name="Standard">
      <style:text-properties fo:color="#800000" style:font-name="Calibri" fo:font-size="12pt" officeooo:paragraph-rsid="00229fff"/>
    </style:style>
    <style:style style:name="P37" style:family="paragraph" style:parent-style-name="Standard">
      <style:paragraph-properties fo:text-align="start" style:justify-single-word="false"/>
      <style:text-properties fo:color="#cc0000" style:font-name="Calibri" fo:font-size="12pt" fo:background-color="transparent"/>
    </style:style>
    <style:style style:name="P38" style:family="paragraph" style:parent-style-name="Standard">
      <style:paragraph-properties fo:text-align="start" style:justify-single-word="false"/>
      <style:text-properties fo:color="#cc0000" style:font-name="Calibri" fo:font-size="12pt" officeooo:paragraph-rsid="001f332d" fo:background-color="transparent"/>
    </style:style>
    <style:style style:name="P39" style:family="paragraph" style:parent-style-name="Standard">
      <style:paragraph-properties fo:text-align="start" style:justify-single-word="false"/>
      <style:text-properties fo:color="#cc0000" style:font-name="Calibri" fo:font-size="12pt" officeooo:paragraph-rsid="002d9c62" fo:background-color="transparent"/>
    </style:style>
    <style:style style:name="P40" style:family="paragraph" style:parent-style-name="Standard">
      <style:paragraph-properties fo:text-align="start" style:justify-single-word="false"/>
      <style:text-properties fo:color="#cc0000" style:font-name="Calibri" fo:font-size="12pt" officeooo:rsid="002d9c62" officeooo:paragraph-rsid="002d9c62" fo:background-color="transparent"/>
    </style:style>
    <style:style style:name="P41" style:family="paragraph" style:parent-style-name="Standard">
      <style:paragraph-properties fo:text-align="start" style:justify-single-word="false"/>
      <style:text-properties fo:color="#cc0000" style:font-name="Calibri" officeooo:rsid="002ec980" officeooo:paragraph-rsid="002ec980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Calibri" officeooo:rsid="001abe2a" officeooo:paragraph-rsid="002ec980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Calibri" officeooo:rsid="0031bd81" officeooo:paragraph-rsid="0031bd81" fo:background-color="transparen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Calibri" fo:font-size="15pt" officeooo:rsid="00368972" officeooo:paragraph-rsid="00368972" style:font-size-asian="15pt" style:font-size-complex="15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Calibri" fo:font-size="11pt" officeooo:rsid="0031bd81" officeooo:paragraph-rsid="003e28ad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style:use-window-font-color="true" officeooo:rsid="0031bd81" officeooo:paragraph-rsid="0031bd81"/>
    </style:style>
    <style:style style:name="P47" style:family="paragraph" style:parent-style-name="Standard">
      <style:paragraph-properties fo:text-align="start" style:justify-single-word="false"/>
      <style:text-properties style:use-window-font-color="true" officeooo:rsid="0031bd81" officeooo:paragraph-rsid="0034912e"/>
    </style:style>
    <style:style style:name="P48" style:family="paragraph" style:parent-style-name="Standard">
      <style:paragraph-properties fo:text-align="start" style:justify-single-word="false"/>
      <style:text-properties officeooo:rsid="0031bd81" officeooo:paragraph-rsid="0031bd81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Calibri" fo:font-size="17pt" officeooo:rsid="001a3e3a" officeooo:paragraph-rsid="001a3e3a" style:font-size-asian="17pt" style:font-size-complex="17pt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Calibri" officeooo:rsid="001a3e3a" officeooo:paragraph-rsid="003bdea0"/>
    </style:style>
    <style:style style:name="P51" style:family="paragraph" style:parent-style-name="Preformatted_20_Text">
      <style:paragraph-properties fo:text-align="start" style:justify-single-word="false"/>
      <style:text-properties style:font-name="Calibri" officeooo:rsid="001abe2a" officeooo:paragraph-rsid="003e28ad"/>
    </style:style>
    <style:style style:name="P52" style:family="paragraph" style:parent-style-name="Preformatted_20_Text">
      <style:paragraph-properties fo:text-align="start" style:justify-single-word="false"/>
      <style:text-properties style:font-name="Calibri" officeooo:rsid="003e5373" officeooo:paragraph-rsid="003e5373"/>
    </style:style>
    <style:style style:name="P53" style:family="paragraph" style:parent-style-name="Preformatted_20_Text">
      <style:text-properties fo:color="#cc0000" style:font-name="Calibri" fo:font-size="11pt" style:font-size-asian="11pt" style:font-size-complex="11pt"/>
    </style:style>
    <style:style style:name="P54" style:family="paragraph" style:parent-style-name="Preformatted_20_Text">
      <style:text-properties fo:color="#cc0000" style:font-name="Calibri" fo:font-size="11pt" officeooo:paragraph-rsid="003e28ad" style:font-size-asian="11pt" style:font-size-complex="11pt"/>
    </style:style>
    <style:style style:name="P55" style:family="paragraph" style:parent-style-name="Preformatted_20_Text">
      <style:text-properties fo:color="#cc0000" fo:font-size="11pt" style:font-size-asian="11pt" style:font-size-complex="11pt"/>
    </style:style>
    <style:style style:name="P56" style:family="paragraph" style:parent-style-name="Preformatted_20_Text">
      <style:paragraph-properties fo:text-align="start" style:justify-single-word="false"/>
      <style:text-properties officeooo:paragraph-rsid="003e28ad"/>
    </style:style>
    <style:style style:name="P57" style:family="paragraph" style:parent-style-name="Preformatted_20_Text">
      <style:paragraph-properties fo:margin-top="0cm" fo:margin-bottom="0.499cm" loext:contextual-spacing="false"/>
      <style:text-properties fo:color="#cc0000" style:font-name="Calibri" fo:font-size="11pt" style:font-size-asian="11pt" style:font-size-complex="11pt"/>
    </style:style>
    <style:style style:name="P58" style:family="paragraph" style:parent-style-name="Preformatted_20_Text">
      <style:paragraph-properties fo:margin-top="0cm" fo:margin-bottom="0.499cm" loext:contextual-spacing="false"/>
      <style:text-properties fo:color="#cc0000" fo:font-size="11pt" style:font-size-asian="11pt" style:font-size-complex="11pt"/>
    </style:style>
    <style:style style:name="T1" style:family="text">
      <style:text-properties officeooo:rsid="001a3e3a"/>
    </style:style>
    <style:style style:name="T2" style:family="text">
      <style:text-properties officeooo:rsid="001abe2a"/>
    </style:style>
    <style:style style:name="T3" style:family="text">
      <style:text-properties officeooo:rsid="001abe2a" fo:background-color="#808080" loext:char-shading-value="0"/>
    </style:style>
    <style:style style:name="T4" style:family="text">
      <style:text-properties officeooo:rsid="001ba1a8"/>
    </style:style>
    <style:style style:name="T5" style:family="text">
      <style:text-properties officeooo:rsid="001d7f06"/>
    </style:style>
    <style:style style:name="T6" style:family="text">
      <style:text-properties officeooo:rsid="001f332d"/>
    </style:style>
    <style:style style:name="T7" style:family="text">
      <style:text-properties style:font-name="Calibri" fo:font-size="17pt" style:font-size-asian="17pt" style:font-size-complex="17pt"/>
    </style:style>
    <style:style style:name="T8" style:family="text">
      <style:text-properties style:font-name="Calibri" fo:font-size="17pt" officeooo:rsid="00338d74" style:font-size-asian="17pt" style:font-size-complex="17pt"/>
    </style:style>
    <style:style style:name="T9" style:family="text">
      <style:text-properties style:font-name="Calibri" officeooo:rsid="003d6587"/>
    </style:style>
    <style:style style:name="T10" style:family="text">
      <style:text-properties fo:font-size="12pt"/>
    </style:style>
    <style:style style:name="T11" style:family="text">
      <style:text-properties fo:font-size="12pt" officeooo:rsid="001f332d"/>
    </style:style>
    <style:style style:name="T12" style:family="text">
      <style:text-properties fo:font-size="12pt" officeooo:rsid="00229fff"/>
    </style:style>
    <style:style style:name="T13" style:family="text">
      <style:text-properties fo:color="#800000"/>
    </style:style>
    <style:style style:name="T14" style:family="text">
      <style:text-properties fo:color="#800000" fo:font-size="12pt"/>
    </style:style>
    <style:style style:name="T15" style:family="text">
      <style:text-properties fo:color="#800000" fo:font-size="12pt" officeooo:rsid="001abe2a"/>
    </style:style>
    <style:style style:name="T16" style:family="text">
      <style:text-properties fo:color="#800000" fo:font-size="12pt" officeooo:rsid="001f332d"/>
    </style:style>
    <style:style style:name="T17" style:family="text">
      <style:text-properties fo:color="#800000" fo:font-size="12pt" officeooo:rsid="00229fff"/>
    </style:style>
    <style:style style:name="T18" style:family="text">
      <style:text-properties fo:color="#800000" style:font-name="Calibri" fo:font-size="17pt" officeooo:rsid="003d6587" style:font-size-asian="17pt" style:font-size-complex="17pt"/>
    </style:style>
    <style:style style:name="T19" style:family="text">
      <style:text-properties fo:color="#800000" officeooo:rsid="001f332d"/>
    </style:style>
    <style:style style:name="T20" style:family="text">
      <style:text-properties fo:color="#800000" officeooo:rsid="00224d50"/>
    </style:style>
    <style:style style:name="T21" style:family="text">
      <style:text-properties fo:color="#800000" officeooo:rsid="00338d74"/>
    </style:style>
    <style:style style:name="T22" style:family="text">
      <style:text-properties fo:color="#800000" officeooo:rsid="003a1a67"/>
    </style:style>
    <style:style style:name="T23" style:family="text">
      <style:text-properties fo:color="#800000" fo:font-size="17pt" style:font-size-asian="17pt" style:font-size-complex="17pt"/>
    </style:style>
    <style:style style:name="T24" style:family="text">
      <style:text-properties fo:color="#800000" fo:font-size="17pt" officeooo:rsid="003bdea0" style:font-size-asian="17pt" style:font-size-complex="17pt"/>
    </style:style>
    <style:style style:name="T25" style:family="text">
      <style:text-properties fo:color="#800000" fo:font-size="17pt" officeooo:rsid="003d6587" style:font-size-asian="17pt" style:font-size-complex="17pt"/>
    </style:style>
    <style:style style:name="T26" style:family="text">
      <style:text-properties fo:color="#800000" fo:font-size="17pt" officeooo:rsid="003f56c3" style:font-size-asian="17pt" style:font-size-complex="17pt"/>
    </style:style>
    <style:style style:name="T27" style:family="text">
      <style:text-properties fo:color="#800000" officeooo:rsid="003d6587"/>
    </style:style>
    <style:style style:name="T28" style:family="text">
      <style:text-properties fo:color="#800000" fo:font-size="11pt" officeooo:rsid="003d6587" style:font-size-asian="11pt" style:font-size-complex="11pt"/>
    </style:style>
    <style:style style:name="T29" style:family="text">
      <style:text-properties officeooo:rsid="00224d50"/>
    </style:style>
    <style:style style:name="T30" style:family="text">
      <style:text-properties officeooo:rsid="00229fff"/>
    </style:style>
    <style:style style:name="T31" style:family="text">
      <style:text-properties officeooo:rsid="002cf95e"/>
    </style:style>
    <style:style style:name="T32" style:family="text">
      <style:text-properties fo:color="#cc0000"/>
    </style:style>
    <style:style style:name="T33" style:family="text">
      <style:text-properties fo:color="#cc0000" fo:font-size="12pt" fo:background-color="transparent" loext:char-shading-value="0"/>
    </style:style>
    <style:style style:name="T34" style:family="text">
      <style:text-properties fo:color="#cc0000" fo:font-size="12pt" officeooo:rsid="001abe2a" fo:background-color="transparent" loext:char-shading-value="0"/>
    </style:style>
    <style:style style:name="T35" style:family="text">
      <style:text-properties fo:color="#cc0000" style:font-name="Calibri" officeooo:rsid="0031bd81"/>
    </style:style>
    <style:style style:name="T36" style:family="text">
      <style:text-properties fo:color="#cc0000" style:font-name="Calibri" fo:font-size="11pt" officeooo:rsid="003d6587" style:font-size-asian="11pt" style:font-size-complex="11pt"/>
    </style:style>
    <style:style style:name="T37" style:family="text">
      <style:text-properties fo:color="#cc0000" style:font-name="Calibri" fo:font-size="11pt" officeooo:rsid="003e28ad" style:font-size-asian="11pt" style:font-size-complex="11pt"/>
    </style:style>
    <style:style style:name="T38" style:family="text">
      <style:text-properties fo:color="#cc0000" fo:font-size="11pt" officeooo:rsid="003d6587" style:font-size-asian="11pt" style:font-size-complex="11pt"/>
    </style:style>
    <style:style style:name="T39" style:family="text">
      <style:text-properties officeooo:rsid="002d9c62"/>
    </style:style>
    <style:style style:name="T40" style:family="text">
      <style:text-properties fo:color="#ff0000"/>
    </style:style>
    <style:style style:name="T41" style:family="text">
      <style:text-properties fo:color="#ff0000" officeooo:rsid="0031bd81"/>
    </style:style>
    <style:style style:name="T42" style:family="text">
      <style:text-properties fo:color="#ff0000" fo:font-size="17pt" style:font-size-asian="17pt" style:font-size-complex="17pt"/>
    </style:style>
    <style:style style:name="T43" style:family="text">
      <style:text-properties fo:color="#ff0000" fo:font-size="17pt" officeooo:rsid="003bdea0" style:font-size-asian="17pt" style:font-size-complex="17pt"/>
    </style:style>
    <style:style style:name="T44" style:family="text">
      <style:text-properties officeooo:rsid="00338d74"/>
    </style:style>
    <style:style style:name="T45" style:family="text">
      <style:text-properties style:use-window-font-color="true" officeooo:rsid="001f332d"/>
    </style:style>
    <style:style style:name="T46" style:family="text">
      <style:text-properties officeooo:rsid="003d6587"/>
    </style:style>
    <style:style style:name="T47" style:family="text">
      <style:text-properties officeooo:rsid="003e28ad"/>
    </style:style>
    <style:style style:name="T48" style:family="text">
      <style:text-properties officeooo:rsid="004101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nfiguration</text:p>
      <text:p text:style-name="P16"/>
      <text:p text:style-name="P19">Fixer une adresse IP :</text:p>
      <text:p text:style-name="P17"><text:tab/></text:p>
      <text:p text:style-name="P17"><text:tab/>sudo nano <text:span text:style-name="T1">/etc/network/interfaces</text:span></text:p>
      <text:p text:style-name="P18"><text:tab/></text:p>
      <text:p text:style-name="P18"><text:tab/><text:tab/><text:span text:style-name="T5">remplacer </text:span></text:p>
      <text:p text:style-name="P18"><text:span text:style-name="T5"><text:tab/><text:tab/><text:tab/>auto eth0</text:span></text:p>
      <text:p text:style-name="P18"><text:tab/><text:tab/><text:tab/><text:span text:style-name="T5">iface eth0 inet dhcp</text:span></text:p>
      <text:p text:style-name="P18"/>
      <text:p text:style-name="P18"><text:tab/><text:tab/><text:span text:style-name="T5">par </text:span></text:p>
      <text:p text:style-name="P23"><text:span text:style-name="T4"><text:tab/><text:tab/><text:tab/>auto eth0</text:span></text:p>
      <text:p text:style-name="P23"><text:tab/><text:tab/><text:tab/>iface eth0 inet static</text:p>
      <text:p text:style-name="P23"><text:s text:c="8"/><text:tab/><text:tab/><text:tab/><text:tab/>address 192.168.10.<text:span text:style-name="T6">6</text:span></text:p>
      <text:p text:style-name="P23"><text:s text:c="8"/><text:tab/><text:tab/><text:tab/><text:tab/>netmask 255.255.255.0</text:p>
      <text:p text:style-name="P23"><text:s text:c="8"/><text:tab/><text:tab/><text:tab/><text:tab/>gateway 192.168.0.1</text:p>
      <text:p text:style-name="P17"/>
      <text:p text:style-name="P17"><text:tab/><text:tab/><text:span text:style-name="T6">en modifiant l’adresse ip , le masque de sous réseau ainsi que la passerelle.</text:span></text:p>
      <text:p text:style-name="P17"/>
      <text:p text:style-name="P17"/>
      <text:p text:style-name="P20">Installer un paquet</text:p>
      <text:p text:style-name="P20"/>
      <text:p text:style-name="P24">sudo apt -y install NOM_DU_PAQUET</text:p>
      <text:p text:style-name="P24"/>
      <text:p text:style-name="P20">passage en root</text:p>
      <text:p text:style-name="P20"/>
      <text:p text:style-name="P21">‘sudo su’ ou ‘su’</text:p>
      <text:p text:style-name="P20"/>
      <text:p text:style-name="P20"/>
      <text:p text:style-name="P20"/>
      <text:p text:style-name="P17"/>
      <text:p text:style-name="P25"/>
      <text:p text:style-name="P22"/>
      <text:p text:style-name="P49">Configuration DNS <text:span text:style-name="T44">maitre</text:span></text:p>
      <text:p text:style-name="P27"/>
      <text:p text:style-name="P27">Prérequis :</text:p>
      <text:p text:style-name="P27"><text:tab/>-<text:span text:style-name="T4">fixer l’adresse ip à </text:span>192.168.10.6</text:p>
      <text:p text:style-name="P27"><text:tab/><text:span text:style-name="T31">-connaitre l’ip de notre dns esclave (192.168.10.7)</text:span></text:p>
      <text:p text:style-name="P27"><text:tab/><text:tab/></text:p>
      <text:p text:style-name="P27"/>
      <text:p text:style-name="P27">Paquets réquis :</text:p>
      <text:p text:style-name="P27"><text:tab/>bind9</text:p>
      <text:p text:style-name="P27"><text:tab/>bind9utils</text:p>
      <text:p text:style-name="P27"><text:tab/>dnutils</text:p>
      <text:p text:style-name="P27"/>
      <text:p text:style-name="P27">Installation :</text:p>
      <text:p text:style-name="P27"/>
      <text:p text:style-name="P28"><text:span text:style-name="T3"/></text:p>
      <text:p text:style-name="P5"><text:tab/><text:span text:style-name="T6">-</text:span>passage en root</text:p>
      <text:p text:style-name="P5"/>
      <text:p text:style-name="P6"><text:tab/><text:span text:style-name="T6">-</text:span>changement <text:span text:style-name="T6">de </text:span>répertoire <text:span text:style-name="T6">vers /etc/bind</text:span></text:p>
      <text:p text:style-name="P5"><text:tab/><text:tab/><text:span text:style-name="T13">cd /etc/bind</text:span></text:p>
      <text:p text:style-name="P5"><text:tab/></text:p>
      <text:p text:style-name="P5"><text:tab/><text:span text:style-name="T6">-modification named.conf.local</text:span></text:p>
      <text:p text:style-name="P5"><text:tab/><text:tab/><text:span text:style-name="T13">nano named.conf.local</text:span></text:p>
      <text:p text:style-name="P5"><text:tab/></text:p>
      <text:p text:style-name="P10"><text:span text:style-name="T10"><text:tab/><text:tab/><text:tab/></text:span><text:span text:style-name="T33">zone "</text:span><text:span text:style-name="T34">carnofluxe.local</text:span><text:span text:style-name="T33">" {</text:span></text:p>
      <text:p text:style-name="P37"><text:tab/><text:tab/><text:tab/><text:tab/>type master;</text:p>
      <text:p text:style-name="P39"><text:tab/><text:tab/><text:tab/><text:tab/><text:span text:style-name="T39">also-notify {192.168.10.7;};</text:span></text:p>
      <text:p text:style-name="P40"><text:s text:c="8"/><text:tab/><text:tab/><text:tab/><text:tab/>allow-transfer {192.168.10.7;};</text:p>
      <text:p text:style-name="P40"><text:s text:c="7"/><text:tab/><text:tab/><text:tab/><text:tab/> allow-update { any; };</text:p>
      <text:p text:style-name="P40"><text:s text:c="7"/><text:tab/><text:tab/><text:tab/><text:tab/> allow-query { any; };</text:p>
      <text:p text:style-name="P40"><text:s text:c="6"/><text:tab/><text:tab/><text:tab/><text:tab/> notify yes;</text:p>
      <text:p text:style-name="P37"><text:tab/><text:tab/><text:tab/><text:tab/>file "/etc/bind/db.<text:span text:style-name="T2">carnofluxe.local</text:span>";</text:p>
      <text:p text:style-name="P37"><text:tab/><text:tab/><text:tab/>};</text:p>
      <text:p text:style-name="P37"><text:tab/><text:tab/></text:p>
      <text:p text:style-name="P37"><text:tab/><text:tab/><text:tab/>zone "1.168.192.in-addr.arpa" {</text:p>
      <text:p text:style-name="P38"><text:tab/><text:tab/><text:tab/><text:tab/>type master;</text:p>
      <text:p text:style-name="P39"><text:tab/><text:tab/><text:tab/><text:tab/><text:span text:style-name="T39">also-notify {192.168.10.7;};</text:span></text:p>
      <text:p text:style-name="P40"><text:s text:c="8"/><text:tab/><text:tab/><text:tab/><text:tab/>allow-transfer {192.168.10.7;};</text:p>
      <text:p text:style-name="P40"><text:s text:c="8"/><text:tab/><text:tab/><text:tab/><text:tab/>allow-update { any; };</text:p>
      <text:p text:style-name="P40"><text:s text:c="8"/><text:tab/><text:tab/><text:tab/><text:tab/>allow-query { any; };</text:p>
      <text:p text:style-name="P40"><text:s text:c="8"/><text:tab/><text:tab/><text:tab/><text:tab/>notify yes;</text:p>
      <text:p text:style-name="P38"><text:tab/><text:tab/><text:tab/><text:tab/>file "/etc/bind/db.192.168.1";</text:p>
      <text:p text:style-name="P37"><text:tab/><text:tab/><text:tab/>};</text:p>
      <text:p text:style-name="P5"><text:tab/><text:span text:style-name="T6">-création et modification db.carnofluxe.local</text:span></text:p>
      <text:p text:style-name="P6"><text:tab/><text:tab/><text:span text:style-name="T19">nano <text:s/></text:span><text:span text:style-name="T16">db.</text:span><text:span text:style-name="T14">carnofluxe.local</text:span></text:p>
      <text:p text:style-name="P6"><text:span text:style-name="T14"><text:tab/><text:tab/><text:tab/></text:span></text:p>
      <text:p text:style-name="P11"><text:span text:style-name="T15"><text:tab/><text:tab/><text:tab/></text:span><text:span text:style-name="T14">$TTL 86400</text:span></text:p>
      <text:p text:style-name="P35"><text:tab/><text:tab/><text:tab/>@ IN SOA ns1.<text:span text:style-name="T29">carnofluxe.local</text:span>. admin.<text:span text:style-name="T29">carnofluxe.local</text:span>. (</text:p>
      <text:p text:style-name="P34"><text:tab/><text:tab/><text:tab/><text:tab/><text:tab/>2013062301<text:tab/>; serial number YYMMDDNN</text:p>
      <text:p text:style-name="P34"><text:tab/><text:tab/><text:tab/><text:tab/><text:tab/>28800 <text:tab/><text:tab/>; Refresh</text:p>
      <text:p text:style-name="P34"><text:soft-page-break/><text:tab/><text:tab/><text:tab/><text:tab/><text:tab/>7200 <text:tab/><text:tab/><text:tab/>; Retry</text:p>
      <text:p text:style-name="P34"><text:tab/><text:tab/><text:tab/><text:tab/><text:tab/>864000 <text:tab/><text:tab/>; Expire</text:p>
      <text:p text:style-name="P34"><text:tab/><text:tab/><text:tab/><text:tab/><text:tab/>86400 <text:tab/><text:tab/>; Min TTL</text:p>
      <text:p text:style-name="P34"><text:tab/><text:tab/><text:tab/><text:tab/><text:tab/>)</text:p>
      <text:p text:style-name="P35"><text:tab/><text:tab/><text:tab/>@ <text:tab/>IN <text:tab/>NS <text:tab/>ns1.<text:span text:style-name="T29">carnofluxe.local</text:span>.</text:p>
      <text:p text:style-name="P35"><text:tab/><text:tab/><text:tab/>ns1 <text:tab/>IN <text:tab/>A <text:tab/>192.168.1<text:span text:style-name="T29">0</text:span>.<text:span text:style-name="T29">6</text:span></text:p>
      <text:p text:style-name="P35"><text:tab/><text:tab/><text:tab/>ns<text:span text:style-name="T29">2</text:span> <text:tab/>IN <text:tab/>A <text:tab/>192.168.1<text:span text:style-name="T29">0</text:span>.<text:span text:style-name="T29">7</text:span></text:p>
      <text:p text:style-name="P13"><text:span text:style-name="T13"><text:tab/><text:tab/><text:tab/></text:span><text:span text:style-name="T20">w</text:span><text:span text:style-name="T22">ww</text:span><text:span text:style-name="T13"><text:tab/>IN <text:tab/>A <text:tab/>192.168.1</text:span><text:span text:style-name="T20">0</text:span><text:span text:style-name="T13">.</text:span><text:span text:style-name="T20">8</text:span><text:tab/><text:tab/><text:tab/></text:p>
      <text:p text:style-name="P7"><text:span text:style-name="T14"><text:tab/><text:tab/></text:span></text:p>
      <text:p text:style-name="P7"><text:span text:style-name="T17"><text:tab/><text:tab/></text:span></text:p>
      <text:p text:style-name="P44"><text:span text:style-name="T30">a </text:span>chaque modification du fichier db.XXX incrementez la valeur serial pour permettre a votre esclave de s’actualiser.</text:p>
      <text:p text:style-name="P7"><text:span text:style-name="T17"/></text:p>
      <text:p text:style-name="P42"><text:span text:style-name="T11">-création et modification db.</text:span><text:span text:style-name="T12">192.168.1</text:span></text:p>
      <text:p text:style-name="P7"><text:span text:style-name="T17"><text:tab/><text:tab/>nano db.192.168.1</text:span></text:p>
      <text:p text:style-name="P7"><text:span text:style-name="T17"/></text:p>
      <text:p text:style-name="P12"><text:span text:style-name="T17"><text:tab/><text:tab/><text:tab/>$TTL 86400</text:span></text:p>
      <text:p text:style-name="P14"><text:tab/><text:tab/><text:tab/><text:span text:style-name="T13">@ IN SOA ns1.</text:span><text:span text:style-name="T20">carnofluxe.local</text:span><text:span text:style-name="T13">. admin.</text:span><text:span text:style-name="T20">carnofluxe.local</text:span><text:span text:style-name="T13">. (</text:span></text:p>
      <text:p text:style-name="P34"><text:tab/><text:tab/><text:tab/><text:tab/>2013062301 ; serial number YYMMDDNN</text:p>
      <text:p text:style-name="P34"><text:tab/><text:tab/><text:tab/><text:tab/>28800 ; Refresh</text:p>
      <text:p text:style-name="P34"><text:tab/><text:tab/><text:tab/><text:tab/>7200 ; Retry</text:p>
      <text:p text:style-name="P34"><text:tab/><text:tab/><text:tab/><text:tab/>864000 ; Expire</text:p>
      <text:p text:style-name="P34"><text:tab/><text:tab/><text:tab/><text:tab/>86400 ; Min TTL</text:p>
      <text:p text:style-name="P34"><text:tab/><text:tab/><text:tab/><text:tab/>)</text:p>
      <text:p text:style-name="P36"><text:tab/><text:tab/><text:tab/>@<text:tab/>IN<text:tab/>NS<text:tab/>ns1.<text:span text:style-name="T29">carnofluxe.local</text:span>.</text:p>
      <text:p text:style-name="P36"><text:tab/><text:tab/><text:tab/>;1.168.192.in-addr.arpa IN NS ns1.<text:span text:style-name="T29">carnofluxe.local</text:span>.</text:p>
      <text:p text:style-name="P36"><text:tab/><text:tab/><text:tab/>53 <text:tab/>IN <text:tab/>PTR <text:tab/>ns1.<text:span text:style-name="T29">carnofluxe.local</text:span>.</text:p>
      <text:p text:style-name="P36"><text:tab/><text:tab/><text:tab/>53 <text:tab/>IN <text:tab/>PTR <text:tab/>ns<text:span text:style-name="T30">2</text:span>.<text:span text:style-name="T29">carnofluxe.local</text:span>.</text:p>
      <text:p text:style-name="P36"><text:span text:style-name="T30"><text:tab/><text:tab/><text:tab/>80</text:span> <text:tab/>IN <text:tab/>PTR <text:tab/><text:span text:style-name="T30">www</text:span>.<text:span text:style-name="T29">carnofluxe.local</text:span>.</text:p>
      <text:p text:style-name="P31">-<text:span text:style-name="T6">modification named.conf.</text:span>options</text:p>
      <text:p text:style-name="P31"><text:tab/><text:tab/><text:span text:style-name="T32">nano named.conf.options</text:span></text:p>
      <text:p text:style-name="P41"><text:tab/><text:tab/><text:tab/>options {</text:p>
      <text:p text:style-name="P41"><text:s text:c="8"/><text:tab/><text:tab/><text:tab/><text:tab/>directory "/var/cache/bind";</text:p>
      <text:p text:style-name="P41"><text:s/><text:tab/><text:tab/><text:tab/><text:tab/>dnssec-validation auto;</text:p>
      <text:p text:style-name="P41"><text:s text:c="5"/><text:tab/><text:tab/><text:tab/><text:tab/>auth-nxdomain no; <text:s text:c="3"/># conform to RFC1035</text:p>
      <text:p text:style-name="P41"><text:s text:c="8"/><text:tab/><text:tab/><text:tab/><text:tab/>listen-on-v6 { ::1; };</text:p>
      <text:p text:style-name="P41"><text:s text:c="8"/><text:tab/><text:tab/><text:tab/><text:tab/>listen-on { 192.168.10.6; };</text:p>
      <text:p text:style-name="P41"><text:s text:c="7"/><text:tab/><text:tab/><text:tab/><text:tab/>recursion no;</text:p>
      <text:p text:style-name="P41"><text:s text:c="8"/><text:tab/><text:tab/><text:tab/><text:tab/>allow-query-cache { none; };</text:p>
      <text:p text:style-name="P41"><text:s text:c="8"/><text:tab/><text:tab/><text:tab/><text:tab/>version none;</text:p>
      <text:p text:style-name="P41"><text:s text:c="8"/><text:tab/><text:tab/><text:tab/><text:tab/>additional-from-cache no;</text:p>
      <text:p text:style-name="P41"><text:s text:c="8"/><text:tab/><text:tab/><text:tab/><text:tab/>allow-transfer { 192.168.10.7; };</text:p>
      <text:p text:style-name="P41"><text:tab/><text:tab/><text:tab/>};</text:p>
      <text:p text:style-name="P43">-verification des fichiers de configuration</text:p>
      <text:p text:style-name="P2"><text:span text:style-name="T35"><text:tab/></text:span><text:bookmark text:name="ctl00_ctl01_lblContent"/><text:span text:style-name="T40">named-checkconf -z </text:span></text:p>
      <text:p text:style-name="P2"><text:span text:style-name="T40"/></text:p>
      <text:p text:style-name="P46">-redémarrage du service</text:p>
      <text:p text:style-name="P2"><text:span text:style-name="T41"><text:tab/></text:span><text:bookmark text:name="ctl00_ctl01_lblContent1"/><text:span text:style-name="T40">service bind9 restart</text:span></text:p>
      <text:p text:style-name="P48"><text:span text:style-name="T40"/></text:p>
      <text:p text:style-name="P1"><text:soft-page-break/><text:span text:style-name="T7">Configuration DNS </text:span><text:span text:style-name="T8">esclave</text:span></text:p>
      <text:p text:style-name="P29"/>
      <text:p text:style-name="P29">Prérequis :</text:p>
      <text:p text:style-name="P29"><text:tab/>-<text:span text:style-name="T4">fixer l’adresse ip à </text:span>192.168.10.<text:span text:style-name="T44">7</text:span></text:p>
      <text:p text:style-name="P29"><text:tab/><text:span text:style-name="T31">-connaitre l’ip de notre dns maitre (192.168.10.6)</text:span></text:p>
      <text:p text:style-name="P29"><text:tab/><text:tab/></text:p>
      <text:p text:style-name="P29"/>
      <text:p text:style-name="P29">Paquets réquis :</text:p>
      <text:p text:style-name="P29"><text:tab/>bind9</text:p>
      <text:p text:style-name="P29"><text:tab/>bind9utils</text:p>
      <text:p text:style-name="P29"><text:tab/>dnutils</text:p>
      <text:p text:style-name="P29"/>
      <text:p text:style-name="P29">Installation :</text:p>
      <text:p text:style-name="P29"/>
      <text:p text:style-name="P29"><text:span text:style-name="T3"/></text:p>
      <text:p text:style-name="P8"><text:tab/><text:span text:style-name="T6">-</text:span>passage en root</text:p>
      <text:p text:style-name="P8"/>
      <text:p text:style-name="P8"><text:tab/><text:span text:style-name="T6">-</text:span>changement <text:span text:style-name="T6">de </text:span>répertoire <text:span text:style-name="T6">vers /etc/bind</text:span></text:p>
      <text:p text:style-name="P8"><text:span text:style-name="T40"><text:tab/><text:tab/></text:span><text:span text:style-name="T13">cd /etc/bind</text:span></text:p>
      <text:p text:style-name="P8"><text:span text:style-name="T13"/></text:p>
      <text:p text:style-name="P8"><text:span text:style-name="T13"><text:tab/></text:span><text:span text:style-name="T45">-modification named.conf.local</text:span></text:p>
      <text:p text:style-name="P8"><text:span text:style-name="T13"><text:tab/><text:tab/>nano named.conf.local<text:tab/></text:span></text:p>
      <text:p text:style-name="P8"><text:span text:style-name="T13"><text:tab/><text:tab/><text:tab/></text:span></text:p>
      <text:p text:style-name="P8"><text:span text:style-name="T13"><text:tab/><text:tab/><text:tab/></text:span><text:span text:style-name="T21">zone "carnofluxe.local" {</text:span></text:p>
      <text:p text:style-name="P32"><text:span text:style-name="T13"><text:s text:c="8"/><text:tab/><text:tab/><text:tab/><text:tab/>type slave;</text:span></text:p>
      <text:p text:style-name="P32"><text:span text:style-name="T13"><text:s text:c="8"/><text:tab/><text:tab/><text:tab/><text:tab/>masters { 192.168.10.6; };</text:span></text:p>
      <text:p text:style-name="P32"><text:span text:style-name="T13"><text:s text:c="8"/><text:tab/><text:tab/><text:tab/><text:tab/>file "/var/cache/bind/db.carnofluxe.local";</text:span></text:p>
      <text:p text:style-name="P32"><text:span text:style-name="T13"><text:tab/><text:tab/><text:tab/>};</text:span></text:p>
      <text:p text:style-name="P32"><text:span text:style-name="T13"/></text:p>
      <text:p text:style-name="P32"><text:span text:style-name="T13"><text:tab/><text:tab/><text:tab/>zone "1.168.192.in-addr.arpa" {</text:span></text:p>
      <text:p text:style-name="P32"><text:span text:style-name="T13"><text:tab/><text:tab/><text:tab/> <text:s text:c="7"/><text:tab/>type slave;</text:span></text:p>
      <text:p text:style-name="P32"><text:span text:style-name="T13"><text:tab/><text:tab/><text:tab/> <text:s text:c="7"/><text:tab/>masters { 192.168.10.6; };</text:span></text:p>
      <text:p text:style-name="P32"><text:span text:style-name="T13"><text:s text:c="8"/><text:tab/><text:tab/><text:tab/><text:tab/>file "/var/cache/bind/db.192.168.1";</text:span></text:p>
      <text:p text:style-name="P32"><text:span text:style-name="T13"><text:tab/><text:tab/><text:tab/>};</text:span></text:p>
      <text:p text:style-name="P32"><text:span text:style-name="T13"/></text:p>
      <text:p text:style-name="P32"><text:span text:style-name="T13"/></text:p>
      <text:p text:style-name="P47">-redémarrage du service</text:p>
      <text:p text:style-name="P3"><text:span text:style-name="T41"><text:tab/></text:span><text:bookmark text:name="ctl00_ctl01_lblContent11"/><text:span text:style-name="T40">service bind9 restart</text:span></text:p>
      <text:p text:style-name="P33"><text:span text:style-name="T40"/></text:p>
      <text:p text:style-name="P50"><text:span text:style-name="T42">Configuration D</text:span><text:span text:style-name="T43">HCP</text:span></text:p>
      <text:p text:style-name="P26"><text:span text:style-name="T43"/></text:p>
      <text:p text:style-name="P30">Prérequis :</text:p>
      <text:p text:style-name="P30"><text:tab/>-<text:span text:style-name="T4">fixer l’adresse ip à </text:span>192.168.10.<text:span text:style-name="T46">6</text:span></text:p>
      <text:p text:style-name="P30"><text:tab/><text:span text:style-name="T31">-connaitre l’ip de notre serveur dhcp et de son range d’adresse</text:span></text:p>
      <text:p text:style-name="P30"><text:tab/><text:tab/></text:p>
      <text:p text:style-name="P30"/>
      <text:p text:style-name="P30">Paquets réquis :</text:p>
      <text:p text:style-name="P4"><text:span text:style-name="T9"/></text:p>
      <text:p text:style-name="P4"><text:span text:style-name="T9">-</text:span>isc-dhcp-server</text:p>
      <text:p text:style-name="P30"/>
      <text:p text:style-name="P30">Installation :</text:p>
      <text:p text:style-name="P30"/>
      <text:p text:style-name="P30"><text:span text:style-name="T3"/></text:p>
      <text:p text:style-name="P9"><text:tab/><text:span text:style-name="T6">-</text:span>passage en root</text:p>
      <text:p text:style-name="P9"/>
      <text:p text:style-name="P9"><text:tab/><text:span text:style-name="T6">-</text:span>changement <text:span text:style-name="T6">de </text:span>répertoire <text:span text:style-name="T6">vers /etc/bind</text:span></text:p>
      <text:p text:style-name="P9"><text:span text:style-name="T40"><text:tab/><text:tab/></text:span><text:span text:style-name="T13">cd /etc/</text:span><text:span text:style-name="T27">dhcp</text:span></text:p>
      <text:p text:style-name="P9"><text:span text:style-name="T13"/></text:p>
      <text:p text:style-name="P9"><text:span text:style-name="T13"><text:tab/></text:span><text:span text:style-name="T45">-modification named.conf.local</text:span></text:p>
      <text:p text:style-name="P9"><text:span text:style-name="T24"><text:tab/><text:tab/>nano </text:span><text:span text:style-name="T25">dhcpd.conf</text:span></text:p>
      <text:p text:style-name="P4"><text:span text:style-name="T18"><text:tab/><text:tab/><text:tab/></text:span><text:span text:style-name="T36">option domain-name "</text:span><text:span text:style-name="T37">carnofluxe.local</text:span><text:span text:style-name="T36">";</text:span></text:p>
      <text:p text:style-name="P53"/>
      <text:p text:style-name="P54"><text:bookmark text:name="line-3-5"/><text:tab/><text:tab/><text:tab/><text:tab/>option domain-name-servers <text:span text:style-name="T47">192.168.10.6</text:span>, <text:span text:style-name="T47">192.168.10.7</text:span>;</text:p>
      <text:p text:style-name="P53"><text:bookmark text:name="line-4-5"/><text:tab/><text:tab/><text:tab/># Configuration de votre sous-réseau (subnet) souhaité :</text:p>
      <text:p text:style-name="P53"><text:bookmark text:name="line-5-1"/><text:tab/><text:tab/><text:tab/><text:tab/>subnet 192.168.1<text:span text:style-name="T47">0</text:span>.0 netmask 255.255.255.0 {</text:p>
      <text:p text:style-name="P53"><text:bookmark text:name="line-6-1"/><text:tab/><text:tab/><text:tab/><text:tab/><text:tab/>range 192.168.1<text:span text:style-name="T47">0.100</text:span> 192.168.1<text:span text:style-name="T47">0</text:span>.2<text:span text:style-name="T47">00</text:span>;</text:p>
      <text:p text:style-name="P53"><text:bookmark text:name="line-7-1"/><text:s text:c="4"/><text:tab/><text:tab/><text:tab/><text:tab/><text:tab/>option subnet-mask 255.255.255.0;</text:p>
      <text:p text:style-name="P53"><text:bookmark text:name="line-8-1"/><text:s text:c="4"/><text:tab/><text:tab/><text:tab/><text:tab/><text:tab/>option broadcast-address 192.168.1<text:span text:style-name="T48">0</text:span>.255;</text:p>
      <text:p text:style-name="P54"><text:bookmark text:name="line-9-1"/><text:s text:c="4"/><text:tab/><text:tab/><text:tab/><text:tab/><text:tab/><text:span text:style-name="T47">#</text:span>option routers 192.168.1.100; <text:span text:style-name="T47">#optionnel si ajout routeur sur le reseau</text:span></text:p>
      <text:p text:style-name="P53"><text:bookmark text:name="line-10-1"/><text:s text:c="4"/><text:tab/><text:tab/><text:tab/><text:tab/><text:tab/></text:p>
      <text:p text:style-name="P53"><text:bookmark text:name="line-11-1"/><text:tab/><text:tab/><text:tab/><text:tab/>}</text:p>
      <text:p text:style-name="P53"><text:bookmark text:name="line-12"/><text:tab/><text:tab/><text:tab/><text:tab/>default-lease-time 600;</text:p>
      <text:p text:style-name="P53"><text:bookmark text:name="line-13"/><text:tab/><text:tab/><text:tab/><text:tab/>max-lease-time 7200;</text:p>
      <text:p text:style-name="P53"><text:bookmark text:name="line-14"/><text:tab/><text:tab/># Indique que nous voulons être le seul serveur DHCP de ce réseau :</text:p>
      <text:p text:style-name="P57"><text:bookmark text:name="line-15"/><text:tab/><text:tab/><text:tab/><text:tab/>authoritative;</text:p>
      <text:p text:style-name="P52"><text:span text:style-name="T25">a</text:span><text:span text:style-name="T23">jout d’adresse fix</text:span><text:span text:style-name="T26">e</text:span></text:p>
      <text:p text:style-name="P52"><text:span text:style-name="T23"><text:tab/></text:span></text:p>
      <text:p text:style-name="P56"><text:span text:style-name="T18"><text:tab/></text:span><text:span text:style-name="T38">host cinnamon {</text:span></text:p>
      <text:p text:style-name="P55"><text:bookmark text:name="line-2-2"/><text:s text:c="2"/><text:tab/><text:tab/><text:tab/>hardware ethernet 00:0D:87:B3:AE:A6;</text:p>
      <text:p text:style-name="P55"><text:bookmark text:name="line-3-1"/><text:s text:c="2"/><text:tab/><text:tab/><text:tab/>fixed-address 192.168.1.5;</text:p>
      <text:p text:style-name="P58"><text:bookmark text:name="line-4-1"/><text:tab/>}</text:p>
      <text:p text:style-name="P51"><text:span text:style-name="T25"/></text:p>
      <text:p text:style-name="P51"><text:span text:style-name="T25"/></text:p>
      <text:p text:style-name="P45"><text:soft-page-break/><text:span text:style-name="T27">-redémarrage du service</text:span></text:p>
      <text:p text:style-name="P51"><text:span text:style-name="T25"/></text:p>
      <text:p text:style-name="P51"><text:span text:style-name="T25"><text:tab/></text:span><text:span text:style-name="T28">/etc/init.d/isc-dhcp-server restart</text:span></text:p>
      <text:p text:style-name="P9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4:51:13.186792933</meta:creation-date>
    <dc:date>2017-12-15T01:35:36.122142190</dc:date>
    <meta:editing-duration>PT1H41M23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6" meta:paragraph-count="169" meta:word-count="497" meta:character-count="4430" meta:non-whitespace-character-count="3418"/>
  </office:meta>
</office:document-meta>
</file>